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8" style:family="table-column">
      <style:table-column-properties fo:break-before="auto" style:column-width="103.75pt"/>
    </style:style>
    <style:style style:name="co29" style:family="table-column">
      <style:table-column-properties fo:break-before="auto" style:column-width="24.69pt"/>
    </style:style>
    <style:style style:name="co30" style:family="table-column">
      <style:table-column-properties fo:break-before="auto" style:column-width="37.45pt"/>
    </style:style>
    <style:style style:name="co31" style:family="table-column">
      <style:table-column-properties fo:break-before="auto" style:column-width="25.14pt"/>
    </style:style>
    <style:style style:name="co32" style:family="table-column">
      <style:table-column-properties fo:break-before="auto" style:column-width="25.46pt"/>
    </style:style>
    <style:style style:name="co33" style:family="table-column">
      <style:table-column-properties fo:break-before="auto" style:column-width="27.21pt"/>
    </style:style>
    <style:style style:name="co34" style:family="table-column">
      <style:table-column-properties fo:break-before="auto" style:column-width="27.5pt"/>
    </style:style>
    <style:style style:name="co35" style:family="table-column">
      <style:table-column-properties fo:break-before="auto" style:column-width="22pt"/>
    </style:style>
    <style:style style:name="co36" style:family="table-column">
      <style:table-column-properties fo:break-before="auto" style:column-width="24.75pt"/>
    </style:style>
    <style:style style:name="co37"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2" style:family="table-row">
      <style:table-row-properties style:row-height="13.35pt" fo:break-before="auto" style:use-optimal-row-height="true"/>
    </style:style>
    <style:style style:name="ro23" style:family="table-row">
      <style:table-row-properties style:row-height="13.29pt" fo:break-before="auto" style:use-optimal-row-height="true"/>
    </style:style>
    <style:style style:name="ro24"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ext-properties style:font-name="Linux Biolinum O"/>
    </style:style>
    <style:style style:name="ce142"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data-style-name="N44">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1"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9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font-name-asian="AR PL SungtiL GB" style:font-name-complex="Lohit Hindi"/>
    </style:style>
    <style:style style:name="ce127"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ext-properties style:font-name="Linux Biolinum O"/>
    </style:style>
    <style:style style:name="ce144" style:family="table-cell" style:parent-style-name="Default">
      <style:text-properties fo:font-weight="bold" style:font-weight-asian="bold" style:font-weight-complex="bold"/>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9" style:family="text">
      <style:text-properties fo:font-style="normal"/>
    </style:style>
    <style:style style:name="T10"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25" table:default-cell-style-name="ce46"/>
        <table:table-column table:style-name="co26" table:default-cell-style-name="ce34"/>
        <table:table-column table:style-name="co26" table:default-cell-style-name="ce29"/>
        <table:table-column table:style-name="co16" table:default-cell-style-name="ce29"/>
        <table:table-column table:style-name="co27" table:default-cell-style-name="ce34"/>
        <table:table-column table:style-name="co38" table:default-cell-style-name="ce34"/>
        <table:table-column table:style-name="co39" table:default-cell-style-name="ce46"/>
        <table:table-column table:style-name="co40" table:default-cell-style-name="ce46"/>
        <table:table-column table:style-name="co2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2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5" office:value-type="string" calcext:value-type="string">
            <text:p>Things due</text:p>
          </table:table-cell>
          <table:table-cell table:style-name="ce70"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7"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1"/>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1"/>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10">mean</text:span><text:span text:style-name="T9">.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10">absolute goals</text:span><text:span text:style-name="T9">. When I was at Hull’s Cove and doing well, I considered my goals as absolute, in that if I failed — at all — I had failed </text:span><text:span text:style-name="T10">completely</text:span><text:span text:style-name="T9">, with the clear consequence that I would not go to school. That helped me be more effective in reaching my targeted goals. I need to figure out how to reproduce that mode of thinking now, because </text:span><text:span text:style-name="T10">every single day</text:span><text:span text:style-name="T9">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1"/>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7"/>
          <table:table-cell table:style-name="ce72"/>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0"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9"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0"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9" office:value-type="string" calcext:value-type="string">
            <text:p>1 Logo DUE</text:p>
          </table:table-cell>
          <table:table-cell table:style-name="ce130"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3"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9"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office:value-type="string" calcext:value-type="string">
            <text:p>1 First essay for NMD100 (on first topic from syllabus) DUE<text:span text:style-name="T3">P First five chapters of </text:span></text:p>
          </table:table-cell>
          <table:table-cell table:style-name="ce7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P First five chapters of The Victorian Internet reading and responses DUE<text:span text:style-name="T9">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P Scratch quiz game don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8"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8" office:value-type="string" calcext:value-type="string">
            <text:p>1 Scratch quiz game DUE</text:p>
          </table:table-cell>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4"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5"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7"/>
          <table:table-cell table:style-name="ce75"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7"/>
          <table:table-cell table:style-name="ce75"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7" office:value-type="string" calcext:value-type="string">
            <text:p>- Jeopardy questions</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text:span text:style-name="T10">The Victorian Internet</text:span><text:span text:style-name="T9"> reading done?</text:span></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9" office:value-type="string" calcext:value-type="string">
            <text:p>- <text:span text:style-name="T10">The Victorian Internet</text:span><text:span text:style-name="T9">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8" office:value-type="string" calcext:value-type="string">
            <text:p>- <text:span text:style-name="T10">The Victorian Internet</text:span><text:span text:style-name="T9"> reading and responses for every 1 or 2 chapters DUE</text:span></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9" office:value-type="string" calcext:value-type="string">
            <text:p>- <text:span text:style-name="T10">The Victorian Internet</text:span><text:span text:style-name="T9">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Circles masterwork study done?</text:p>
          </table:table-cell>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10">Wanderer</text:span><text:span text:style-name="T9">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8" office:value-type="string" calcext:value-type="string">
            <text:p>- Circles masterwork study DUE</text:p>
          </table:table-cell>
          <table:table-cell table:style-name="ce72"/>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7"/>
          <table:table-cell table:style-name="ce72"/>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9" office:value-type="string" calcext:value-type="string">
            <text:p>- Comic final outline don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9" office:value-type="string" calcext:value-type="string">
            <text:p>- Comic final outline DUE</text:p>
          </table:table-cell>
          <table:table-cell table:style-name="ce72"/>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6"/>
          <table:table-cell table:style-name="ce75"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1 Rent check DUE $401,19</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9" office:value-type="string" calcext:value-type="string">
            <text:p>0 War of the Worlds blog pos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9" office:value-type="string" calcext:value-type="string">
            <text:p>P War of the Worlds blog post</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1 Frogger game DUE- Portrai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9"/>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office:value-type="string" calcext:value-type="string">
            <text:p>- Resource post 10: 31 Oct. DUE</text:p>
          </table:table-cell>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9"/>
          <table:table-cell table:style-name="ce72"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9"/>
          <table:table-cell table:style-name="ce72"/>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9"/>
          <table:table-cell table:style-name="ce72"/>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2"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2"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10">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9" office:value-type="string" calcext:value-type="string">
            <text:p>- The Circle reading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9" office:value-type="string" calcext:value-type="string">
            <text:p>- Resource post 11: 7 Nov.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9" office:value-type="string" calcext:value-type="string">
            <text:p>- Research Project summary DUE </text:p>
          </table:table-cell>
          <table:table-cell table:style-name="ce72"/>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9" office:value-type="string" calcext:value-type="string">
            <text:p>- Jeopardy questions based on summary DUE</text:p>
          </table:table-cell>
          <table:table-cell table:style-name="ce72"/>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9" office:value-type="string" calcext:value-type="string">
            <text:p>- "Powerpoint" based on summary DUE</text:p>
          </table:table-cell>
          <table:table-cell table:style-name="ce72"/>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9" office:value-type="string" calcext:value-type="string">
            <text:p>1 Research Project DUE - Resource post 12: 14 Nov. DUE</text:p>
          </table:table-cell>
          <table:table-cell table:style-name="ce72"/>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6" office:value-type="string" calcext:value-type="string">
            <text:p>- finish Jeopardy</text:p>
          </table:table-cell>
          <table:table-cell table:style-name="ce72"/>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6" office:value-type="string" calcext:value-type="string">
            <text:p>if this is Friday, p5.js 20-25 shapes picture ue</text:p>
          </table:table-cell>
          <table:table-cell table:style-name="ce72"/>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9" office:value-type="string" calcext:value-type="string">
            <text:p>- Third essay topic in syllabus DUE<text:span text:style-name="T11">- (Resource post 13: 21 Nov. DUE)</text:span></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2"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office:value-type="string" calcext:value-type="string">
            <text:p>- 2nd essay topic in syllabus DUE</text:p>
          </table:table-cell>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6"/>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9"/>
          <table:table-cell table:style-name="ce72"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6"/>
          <table:table-cell table:style-name="ce72"/>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6"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0"/>
          <table:table-cell table:style-name="ce7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1" office:value-type="string" calcext:value-type="string">
            <text:p>1 DUE Document Redesign</text:p>
          </table:table-cell>
          <table:table-cell table:style-name="ce7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10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5"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7"/>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8"/>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9"/>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9"/>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9"/>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9"/>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1"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4"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5"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2"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9"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6"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0"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6"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1"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2"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3"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4"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5"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3"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4"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5"/>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6"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7"/>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8"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9"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4">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2">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019"/>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2">
          <table:table-cell table:style-name="ce30" office:value-type="date" office:date-value="2017-11-14" calcext:value-type="date">
            <text:p>2017-11-14</text:p>
          </table:table-cell>
          <table:table-cell table:number-columns-repeated="7"/>
          <table:table-cell table:style-name="ce54" office:value-type="string" calcext:value-type="string">
            <text:p>- DUE: NMD422 Case Study: See deliverables at http://futuramerlin.com/people/elliot/writings/blogs/elliotchandlernmd442/2017/10/17/case-study-project-roadmap.htm</text:p>
          </table:table-cell>
          <table:table-cell table:number-columns-repeated="1015"/>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422:'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s>
      </table:table>
      <table:table table:name="NMD442 blogs" table:style-name="ta2">
        <table:table-column table:style-name="co23" table:default-cell-style-name="ce6"/>
        <table:table-column table:style-name="co24" table:default-cell-style-name="ce90"/>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9"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0"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1"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1"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2">
          <table:table-cell table:style-name="ce4" office:value-type="string" calcext:value-type="string">
            <text:p>Response: “Reducing Cognitive Overload”</text:p>
          </table:table-cell>
          <table:table-cell table:style-name="ce81"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1"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3"/>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4"/>
          <table:table-cell table:style-name="ce4" table:number-columns-repeated="126"/>
          <table:table-cell table:number-columns-repeated="895"/>
        </table:table-row>
        <table:table-row table:style-name="ro2" table:number-rows-repeated="6">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5"/>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table-cell table:style-name="Default"/>
          <table:table-cell table:style-name="ce88"/>
          <table:table-cell table:style-name="Default" table:number-columns-repeated="1021"/>
        </table:table-row>
        <table:table-row table:style-name="ro2" table:number-rows-repeated="7">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1"/>
          <table:table-cell table:style-name="ce4" table:number-columns-repeated="126"/>
          <table:table-cell table:number-columns-repeated="895"/>
        </table:table-row>
        <table:table-row table:style-name="ro2" table:number-rows-repeated="71">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89"/>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8" table:default-cell-style-name="ce142"/>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number-columns-repeated="1015" table:default-cell-style-name="Default"/>
        <table:table-row table:style-name="ro2">
          <table:table-cell office:value-type="string" calcext:value-type="string">
            <text:p>char</text:p>
          </table:table-cell>
          <table:table-cell table:style-name="ce142" office:value-type="string" calcext:value-type="string">
            <text:p>life</text:p>
          </table:table-cell>
          <table:table-cell table:style-name="ce142" office:value-type="string" calcext:value-type="string">
            <text:p>mana</text:p>
          </table:table-cell>
          <table:table-cell table:style-name="ce142" office:value-type="string" calcext:value-type="string">
            <text:p>atk</text:p>
          </table:table-cell>
          <table:table-cell table:style-name="ce142" office:value-type="string" calcext:value-type="string">
            <text:p>def</text:p>
          </table:table-cell>
          <table:table-cell table:style-name="ce142" office:value-type="string" calcext:value-type="string">
            <text:p>spd</text:p>
          </table:table-cell>
          <table:table-cell table:style-name="ce142" office:value-type="string" calcext:value-type="string">
            <text:p>dex</text:p>
          </table:table-cell>
          <table:table-cell table:style-name="ce142" office:value-type="string" calcext:value-type="string">
            <text:p>vit</text:p>
          </table:table-cell>
          <table:table-cell table:style-name="ce142" office:value-type="string" calcext:value-type="string">
            <text:p>wis</text:p>
          </table:table-cell>
          <table:table-cell table:style-name="ce142" office:value-type="string" calcext:value-type="string">
            <text:p>total pots</text:p>
          </table:table-cell>
          <table:table-cell table:style-name="ce142" office:value-type="string" calcext:value-type="string">
            <text:p>total rainbows</text:p>
          </table:table-cell>
          <table:table-cell table:style-name="ce142"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4" office:value-type="float" office:value="0" calcext:value-type="float">
            <text:p>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4"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1" calcext:value-type="float">
            <text:p>1</text:p>
          </table:table-cell>
          <table:table-cell table:number-columns-repeated="7" office:value-type="float" office:value="0" calcext:value-type="float">
            <text:p>0</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5" office:value-type="float" office:value="0" calcext:value-type="float">
            <text:p>0</text:p>
          </table:table-cell>
          <table:table-cell office:value-type="float" office:value="7" calcext:value-type="float">
            <text:p>7</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3" calcext:value-type="float">
            <text:p>13</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4" office:value-type="float" office:value="0" calcext:value-type="float">
            <text:p>0</text:p>
          </table:table-cell>
          <table:table-cell office:value-type="float" office:value="23" calcext:value-type="float">
            <text:p>23</text:p>
          </table:table-cell>
          <table:table-cell office:value-type="float" office:value="0" calcext:value-type="float">
            <text:p>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4" calcext:value-type="float">
            <text:p>114</text:p>
          </table:table-cell>
          <table:table-cell table:formula="of:=SUM([.C2:.C9])" office:value-type="float" office:value="89" calcext:value-type="float">
            <text:p>89</text:p>
          </table:table-cell>
          <table:table-cell table:formula="of:=SUM([.D2:.D9])" office:value-type="float" office:value="0" calcext:value-type="float">
            <text:p>0</text:p>
          </table:table-cell>
          <table:table-cell table:formula="of:=SUM([.E2:.E9])" office:value-type="float" office:value="0" calcext:value-type="float">
            <text:p>0</text:p>
          </table:table-cell>
          <table:table-cell table:formula="of:=SUM([.F2:.F9])" office:value-type="float" office:value="0" calcext:value-type="float">
            <text:p>0</text:p>
          </table:table-cell>
          <table:table-cell table:formula="of:=SUM([.G2:.G9])" office:value-type="float" office:value="0" calcext:value-type="float">
            <text:p>0</text:p>
          </table:table-cell>
          <table:table-cell table:formula="of:=SUM([.H2:.H9])" office:value-type="float" office:value="97" calcext:value-type="float">
            <text:p>97</text:p>
          </table:table-cell>
          <table:table-cell table:formula="of:=SUM([.I2:.I9])" office:value-type="float" office:value="77" calcext:value-type="float">
            <text:p>77</text:p>
          </table:table-cell>
          <table:table-cell table:formula="of:=SUM([.B12:.I12])" office:value-type="float" office:value="377" calcext:value-type="float">
            <text:p>377</text:p>
          </table:table-cell>
          <table:table-cell table:formula="of:=SUM([.D12:.I12])" office:value-type="float" office:value="174" calcext:value-type="float">
            <text:p>17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32" calcext:value-type="float">
            <text:p>132</text:p>
          </table:table-cell>
          <table:table-cell table:formula="of:=SUM([.C2:.C10])" office:value-type="float" office:value="109" calcext:value-type="float">
            <text:p>109</text:p>
          </table:table-cell>
          <table:table-cell table:formula="of:=SUM([.D2:.D10])" office:value-type="float" office:value="21" calcext:value-type="float">
            <text:p>21</text:p>
          </table:table-cell>
          <table:table-cell table:formula="of:=SUM([.E2:.E10])" office:value-type="float" office:value="25" calcext:value-type="float">
            <text:p>25</text:p>
          </table:table-cell>
          <table:table-cell table:formula="of:=SUM([.F2:.F10])" office:value-type="float" office:value="16" calcext:value-type="float">
            <text:p>16</text:p>
          </table:table-cell>
          <table:table-cell table:formula="of:=SUM([.G2:.G10])" office:value-type="float" office:value="20" calcext:value-type="float">
            <text:p>20</text:p>
          </table:table-cell>
          <table:table-cell table:formula="of:=SUM([.H2:.H10])" office:value-type="float" office:value="119" calcext:value-type="float">
            <text:p>119</text:p>
          </table:table-cell>
          <table:table-cell table:formula="of:=SUM([.I2:.I10])" office:value-type="float" office:value="111" calcext:value-type="float">
            <text:p>111</text:p>
          </table:table-cell>
          <table:table-cell table:formula="of:=SUM([.B13:.I13])" office:value-type="float" office:value="553" calcext:value-type="float">
            <text:p>553</text:p>
          </table:table-cell>
          <table:table-cell table:formula="of:=SUM([.D13:.I13])" office:value-type="float" office:value="312" calcext:value-type="float">
            <text:p>312</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4" calcext:value-type="float">
            <text:p>114</text:p>
          </table:table-cell>
          <table:table-cell table:formula="of:=([.C12]/[.C15])" office:value-type="float" office:value="44.5" calcext:value-type="float">
            <text:p>44.5</text:p>
          </table:table-cell>
          <table:table-cell table:formula="of:=([.D12]/[.D15])" office:value-type="float" office:value="0" calcext:value-type="float">
            <text:p>0</text:p>
          </table:table-cell>
          <table:table-cell table:formula="of:=([.E12]/[.E15])" office:value-type="float" office:value="0" calcext:value-type="float">
            <text:p>0</text:p>
          </table:table-cell>
          <table:table-cell table:formula="of:=([.F12]/[.F15])" office:value-type="float" office:value="0" calcext:value-type="float">
            <text:p>0</text:p>
          </table:table-cell>
          <table:table-cell table:formula="of:=([.G12]/[.G15])" office:value-type="float" office:value="0" calcext:value-type="float">
            <text:p>0</text:p>
          </table:table-cell>
          <table:table-cell table:formula="of:=([.H12]/[.H15])" office:value-type="float" office:value="8.08333333333333" calcext:value-type="float">
            <text:p>8.0833333333333</text:p>
          </table:table-cell>
          <table:table-cell table:formula="of:=([.I12]/[.I15])" office:value-type="float" office:value="6.41666666666667" calcext:value-type="float">
            <text:p>6.4166666666667</text:p>
          </table:table-cell>
          <table:table-cell table:formula="of:=SUM([.B16:.I16])" office:value-type="float" office:value="173" calcext:value-type="float">
            <text:p>173</text:p>
          </table:table-cell>
          <table:table-cell table:formula="of:=SUM([.D16:.I16])" office:value-type="float" office:value="14.5" calcext:value-type="float">
            <text:p>14.5</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32" calcext:value-type="float">
            <text:p>132</text:p>
          </table:table-cell>
          <table:table-cell table:formula="of:=([.C13]/[.C15])" office:value-type="float" office:value="54.5" calcext:value-type="float">
            <text:p>54.5</text:p>
          </table:table-cell>
          <table:table-cell table:formula="of:=([.D13]/[.D15])" office:value-type="float" office:value="2.625" calcext:value-type="float">
            <text:p>2.625</text:p>
          </table:table-cell>
          <table:table-cell table:formula="of:=([.E13]/[.E15])" office:value-type="float" office:value="3.125" calcext:value-type="float">
            <text:p>3.125</text:p>
          </table:table-cell>
          <table:table-cell table:formula="of:=([.F13]/[.F15])" office:value-type="float" office:value="1.33333333333333" calcext:value-type="float">
            <text:p>1.3333333333333</text:p>
          </table:table-cell>
          <table:table-cell table:formula="of:=([.G13]/[.G15])" office:value-type="float" office:value="1.66666666666667" calcext:value-type="float">
            <text:p>1.6666666666667</text:p>
          </table:table-cell>
          <table:table-cell table:formula="of:=([.H13]/[.H15])" office:value-type="float" office:value="9.91666666666667" calcext:value-type="float">
            <text:p>9.9166666666667</text:p>
          </table:table-cell>
          <table:table-cell table:formula="of:=([.I13]/[.I15])" office:value-type="float" office:value="9.25" calcext:value-type="float">
            <text:p>9.25</text:p>
          </table:table-cell>
          <table:table-cell table:formula="of:=SUM([.B17:.I17])" office:value-type="float" office:value="214.416666666667" calcext:value-type="float">
            <text:p>214.416666666667</text:p>
          </table:table-cell>
          <table:table-cell table:formula="of:=SUM([.D17:.I17])" office:value-type="float" office:value="27.9166666666667" calcext:value-type="float">
            <text:p>27.9166666666667</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3">
          <table:table-cell table:style-name="ce1" office:value-type="string" calcext:value-type="string">
            <text:p>Blog post topic</text:p>
          </table:table-cell>
          <table:table-cell table:style-name="ce92"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3"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4">
          <table:table-cell table:style-name="ce4" office:value-type="string" calcext:value-type="string">
            <text:p>- Chapter 1 of A Critical Introduction – 1.2.5</text:p>
          </table:table-cell>
          <table:table-cell table:style-name="ce94"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3">
          <table:table-cell table:style-name="ce4" office:value-type="string" calcext:value-type="string">
            <text:p>- What is New Media?: Eight Propositions</text:p>
          </table:table-cell>
          <table:table-cell table:style-name="ce94"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3">
          <table:table-cell table:style-name="ce4" office:value-type="string" calcext:value-type="string">
            <text:p>- Film critiques &amp; Guest speakers Chris Matthews &amp; Grant Conversano</text:p>
          </table:table-cell>
          <table:table-cell table:style-name="ce94"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3">
          <table:table-cell table:style-name="ce4" office:value-type="string" calcext:value-type="string">
            <text:p>- And lead us not into thinking the new is new: a bibliographic case for new media history (New Media and Society)</text:p>
          </table:table-cell>
          <table:table-cell table:style-name="ce94"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3">
          <table:table-cell table:style-name="ce4" office:value-type="string" calcext:value-type="string">
            <text:p>- Essay 1</text:p>
          </table:table-cell>
          <table:table-cell table:style-name="ce94"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4">
          <table:table-cell table:style-name="ce4" office:value-type="string" calcext:value-type="string">
            <text:p>- How iPhone Cameras Changed Society</text:p>
          </table:table-cell>
          <table:table-cell table:style-name="ce94"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3">
          <table:table-cell table:style-name="ce4" office:value-type="string" calcext:value-type="string">
            <text:p>- The Medium is the Message &amp; What is the Meaning of The Medium is the Message?</text:p>
          </table:table-cell>
          <table:table-cell table:style-name="ce94"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4">
          <table:table-cell table:style-name="ce4" office:value-type="string" calcext:value-type="string">
            <text:p>- Little Boxes, Glocalization, and Networked Individualism</text:p>
          </table:table-cell>
          <table:table-cell table:style-name="ce94"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first 5 chapters</text:p>
          </table:table-cell>
          <table:table-cell table:style-name="ce94"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4">
          <table:table-cell table:style-name="ce4" office:value-type="string" calcext:value-type="string">
            <text:p>- Victorian Internet completed</text:p>
          </table:table-cell>
          <table:table-cell table:style-name="ce94"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4">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4"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Guest Speaker – Tim Baker</text:p>
          </table:table-cell>
          <table:table-cell table:style-name="ce94"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5"/>
          <table:table-cell table:style-name="ce4" table:number-columns-repeated="126"/>
          <table:table-cell table:number-columns-repeated="896"/>
        </table:table-row>
        <table:table-row table:style-name="ro24">
          <table:table-cell table:style-name="ce4" office:value-type="string" calcext:value-type="string">
            <text:p>- 5 Most ways technology forever changed sports in 2014</text:p>
          </table:table-cell>
          <table:table-cell table:style-name="ce94"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pathy Driven designs</text:p>
          </table:table-cell>
          <table:table-cell table:style-name="ce96"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4"/>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Emeringtech research project</text:p>
          </table:table-cell>
          <table:table-cell table:style-name="ce97"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3">
          <table:table-cell table:style-name="ce4" office:value-type="string" calcext:value-type="string">
            <text:p>- War of the Worlds</text:p>
          </table:table-cell>
          <table:table-cell table:style-name="ce98"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8"/>
          <table:table-cell table:style-name="ce4" table:number-columns-repeated="126"/>
          <table:table-cell table:number-columns-repeated="896"/>
        </table:table-row>
        <table:table-row table:style-name="ro24">
          <table:table-cell table:style-name="ce4" office:value-type="string" calcext:value-type="string">
            <text:p>- Third essay topic</text:p>
          </table:table-cell>
          <table:table-cell table:style-name="ce98"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4">
          <table:table-cell table:style-name="ce4" office:value-type="string" calcext:value-type="string">
            <text:p>- Second essay topic</text:p>
          </table:table-cell>
          <table:table-cell table:style-name="ce98"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8"/>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4"/>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9"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p5.js animation acid trip thing</text:p>
          </table:table-cell>
          <table:table-cell table:style-name="ce94"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8"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4"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3">
          <table:table-cell table:style-name="ce4" office:value-type="string" calcext:value-type="string">
            <text:p>- Scratch pong</text:p>
          </table:table-cell>
          <table:table-cell table:style-name="ce98" office:value-type="string" calcext:value-type="string">
            <text:p>1 https://elliotchandlernmd100.wordpress.com/2016/10/01/pong/</text:p>
          </table:table-cell>
          <table:table-cell table:style-name="ce4" table:number-columns-repeated="126"/>
          <table:table-cell table:number-columns-repeated="896"/>
        </table:table-row>
        <table:table-row table:style-name="ro23">
          <table:table-cell table:style-name="ce4" office:value-type="string" calcext:value-type="string">
            <text:p>- Scratch frogger</text:p>
          </table:table-cell>
          <table:table-cell table:style-name="ce94"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3">
          <table:table-cell table:style-name="ce4" office:value-type="string" calcext:value-type="string">
            <text:p>- Scratch NMD quiz game</text:p>
          </table:table-cell>
          <table:table-cell table:style-name="ce98"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4"/>
          <table:table-cell table:style-name="ce4" table:number-columns-repeated="126"/>
          <table:table-cell table:number-columns-repeated="896"/>
        </table:table-row>
        <table:table-row table:style-name="ro2" table:number-rows-repeated="2">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4"/>
          <table:table-cell table:style-name="ce4" table:number-columns-repeated="126"/>
          <table:table-cell table:number-columns-repeated="896"/>
        </table:table-row>
        <table:table-row table:style-name="ro24">
          <table:table-cell table:style-name="ce4" office:value-type="string" calcext:value-type="string">
            <text:p>- Designing for Successful User Experiences <text:span text:style-name="T3">(</text:span>short rant about door handles<text:span text:style-name="T3">)</text:span></text:p>
          </table:table-cell>
          <table:table-cell table:style-name="ce100"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1"/>
          <table:table-cell table:style-name="Default" table:number-columns-repeated="1022"/>
        </table:table-row>
        <table:table-row table:style-name="ro2" table:number-rows-repeated="7">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table-cell table:style-name="ce4"/>
          <table:table-cell table:style-name="ce94"/>
          <table:table-cell table:style-name="ce4" table:number-columns-repeated="126"/>
          <table:table-cell table:number-columns-repeated="896"/>
        </table:table-row>
        <table:table-row table:style-name="ro2">
          <table:table-cell table:style-name="Default"/>
          <table:table-cell table:style-name="ce94"/>
          <table:table-cell table:style-name="ce4" table:number-columns-repeated="126"/>
          <table:table-cell table:number-columns-repeated="896"/>
        </table:table-row>
        <table:table-row table:style-name="ro2" table:number-rows-repeated="71">
          <table:table-cell table:style-name="ce4"/>
          <table:table-cell table:style-name="ce94"/>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1-11">00/00/0000</text:date>, <text:time style:data-style-name="N2" text:time-value="15:09:15.55165340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1-11T15:09:59.011716649</dc:date>
    <meta:creation-date>2016-09-05T22:47:24Z</meta:creation-date>
    <meta:editing-cycles>1451</meta:editing-cycles>
    <meta:editing-duration>P29DT13H6M41S</meta:editing-duration>
    <meta:generator>LibreOffice/5.2.7.2$Linux_X86_64 LibreOffice_project/20m0$Build-2</meta:generator>
    <meta:document-statistic meta:table-count="4" meta:cell-count="4159" meta:object-count="0"/>
  </office:meta>
</office:document-meta>
</file>